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3158" officeooo:paragraph-rsid="0016e9a5"/>
    </style:style>
    <style:style style:name="P2" style:family="paragraph" style:parent-style-name="Standard">
      <style:text-properties officeooo:paragraph-rsid="00163158"/>
    </style:style>
    <style:style style:name="P3" style:family="paragraph" style:parent-style-name="Standard">
      <style:text-properties officeooo:rsid="0016e9a5" officeooo:paragraph-rsid="0016e9a5"/>
    </style:style>
    <style:style style:name="P4" style:family="paragraph" style:parent-style-name="Standard">
      <style:text-properties officeooo:rsid="00163158" officeooo:paragraph-rsid="00163158"/>
    </style:style>
    <style:style style:name="P5" style:family="paragraph" style:parent-style-name="Standard">
      <style:text-properties officeooo:rsid="00163158" officeooo:paragraph-rsid="001cc56a"/>
    </style:style>
    <style:style style:name="P6" style:family="paragraph" style:parent-style-name="Standard">
      <style:text-properties officeooo:rsid="000d1b08" officeooo:paragraph-rsid="000d1b08"/>
    </style:style>
    <style:style style:name="P7" style:family="paragraph" style:parent-style-name="Standard" style:list-style-name="L2">
      <style:text-properties officeooo:rsid="000d1b08" officeooo:paragraph-rsid="00233efd"/>
    </style:style>
    <style:style style:name="P8" style:family="paragraph" style:parent-style-name="Standard">
      <style:text-properties officeooo:rsid="001be6a4" officeooo:paragraph-rsid="000d1b08"/>
    </style:style>
    <style:style style:name="P9" style:family="paragraph" style:parent-style-name="Standard">
      <style:text-properties officeooo:rsid="00130d4e" officeooo:paragraph-rsid="001cc56a"/>
    </style:style>
    <style:style style:name="P10" style:family="paragraph" style:parent-style-name="Standard">
      <style:paragraph-properties fo:text-align="end" style:justify-single-word="false"/>
      <style:text-properties officeooo:rsid="00130d4e" officeooo:paragraph-rsid="00215c76"/>
    </style:style>
    <style:style style:name="P11" style:family="paragraph" style:parent-style-name="Standard">
      <style:paragraph-properties fo:text-align="end" style:justify-single-word="false"/>
      <style:text-properties officeooo:rsid="00104533" officeooo:paragraph-rsid="00215c76"/>
    </style:style>
    <style:style style:name="P12" style:family="paragraph" style:parent-style-name="Standard">
      <style:text-properties officeooo:rsid="001cc56a" officeooo:paragraph-rsid="001cc56a"/>
    </style:style>
    <style:style style:name="P13" style:family="paragraph" style:parent-style-name="Standard">
      <style:paragraph-properties fo:text-align="end" style:justify-single-word="false"/>
      <style:text-properties fo:font-weight="bold" officeooo:rsid="001be6a4" officeooo:paragraph-rsid="00215c76" style:font-weight-asian="bold" style:font-weight-complex="bold"/>
    </style:style>
    <style:style style:name="P14" style:family="paragraph" style:parent-style-name="Standard" style:list-style-name="L5">
      <style:text-properties fo:font-weight="bold" officeooo:rsid="002095dd" officeooo:paragraph-rsid="002095dd" style:font-weight-asian="bold" style:font-weight-complex="bold"/>
    </style:style>
    <style:style style:name="P15" style:family="paragraph" style:parent-style-name="Standard">
      <style:text-properties officeooo:rsid="0014e726" officeooo:paragraph-rsid="0014e726"/>
    </style:style>
    <style:style style:name="P16" style:family="paragraph" style:parent-style-name="Standard" style:list-style-name="L5">
      <style:text-properties style:text-underline-style="none" officeooo:rsid="0020337e" officeooo:paragraph-rsid="002095dd"/>
    </style:style>
    <style:style style:name="P17" style:family="paragraph" style:parent-style-name="Standard" style:list-style-name="L2">
      <style:text-properties style:text-underline-style="none" officeooo:rsid="0023404f" officeooo:paragraph-rsid="0023404f"/>
    </style:style>
    <style:style style:name="P18" style:family="paragraph" style:parent-style-name="Standard" style:list-style-name="L2">
      <style:text-properties officeooo:paragraph-rsid="00233efd"/>
    </style:style>
    <style:style style:name="P19" style:family="paragraph" style:parent-style-name="Standard" style:list-style-name="L2">
      <style:text-properties officeooo:paragraph-rsid="0023404f"/>
    </style:style>
    <style:style style:name="P20" style:family="paragraph" style:parent-style-name="Standard" style:list-style-name="L2">
      <style:text-properties officeooo:paragraph-rsid="0024d8fd"/>
    </style:style>
    <style:style style:name="P21" style:family="paragraph" style:parent-style-name="Standard" style:list-style-name="L2">
      <style:paragraph-properties fo:text-align="start" style:justify-single-word="false"/>
      <style:text-properties officeooo:paragraph-rsid="00215c76"/>
    </style:style>
    <style:style style:name="P22" style:family="paragraph" style:parent-style-name="Standard">
      <style:paragraph-properties fo:text-align="start" style:justify-single-word="false"/>
      <style:text-properties officeooo:paragraph-rsid="00215c76"/>
    </style:style>
    <style:style style:name="P23" style:family="paragraph" style:parent-style-name="Standard" style:list-style-name="L5">
      <style:text-properties officeooo:paragraph-rsid="002095dd"/>
    </style:style>
    <style:style style:name="P24" style:family="paragraph" style:parent-style-name="Standard" style:list-style-name="L5">
      <style:text-properties officeooo:paragraph-rsid="00259525"/>
    </style:style>
    <style:style style:name="P25" style:family="paragraph" style:parent-style-name="Standard" style:list-style-name="L5">
      <style:text-properties fo:font-style="normal" officeooo:rsid="00259525" officeooo:paragraph-rsid="00259525" style:font-style-asian="normal" style:font-style-complex="normal"/>
    </style:style>
    <style:style style:name="P26" style:family="paragraph" style:parent-style-name="Standard">
      <style:paragraph-properties fo:text-align="end" style:justify-single-word="false"/>
      <style:text-properties fo:font-style="normal" fo:font-weight="bold" officeooo:rsid="001dc235" officeooo:paragraph-rsid="00215c76" style:font-style-asian="normal" style:font-weight-asian="bold" style:font-style-complex="normal" style:font-weight-complex="bold"/>
    </style:style>
    <style:style style:name="P27" style:family="paragraph" style:parent-style-name="Standard" style:list-style-name="L2">
      <style:text-properties fo:font-style="normal" style:text-underline-style="none" officeooo:rsid="0023404f" officeooo:paragraph-rsid="0023404f" style:font-style-asian="normal" style:font-style-complex="normal"/>
    </style:style>
    <style:style style:name="P28" style:family="paragraph" style:parent-style-name="Standard" style:list-style-name="L2">
      <style:text-properties fo:font-style="normal" style:text-underline-style="none" officeooo:rsid="0023404f" officeooo:paragraph-rsid="0024d8fd" style:font-style-asian="normal" style:font-style-complex="normal"/>
    </style:style>
    <style:style style:name="P29" style:family="paragraph" style:parent-style-name="Standard">
      <style:text-properties officeooo:rsid="001ec859" officeooo:paragraph-rsid="001ec859"/>
    </style:style>
    <style:style style:name="P30" style:family="paragraph" style:parent-style-name="Standard" style:list-style-name="L5">
      <style:text-properties officeooo:rsid="0020337e" officeooo:paragraph-rsid="0020337e"/>
    </style:style>
    <style:style style:name="P31" style:family="paragraph" style:parent-style-name="Standard" style:list-style-name="L5">
      <style:text-properties officeooo:rsid="0020337e" officeooo:paragraph-rsid="002095dd"/>
    </style:style>
    <style:style style:name="P32" style:family="paragraph" style:parent-style-name="Standard" style:list-style-name="L5">
      <style:text-properties style:text-underline-style="solid" style:text-underline-width="auto" style:text-underline-color="font-color" officeooo:rsid="0020337e" officeooo:paragraph-rsid="0020337e"/>
    </style:style>
    <style:style style:name="P33" style:family="paragraph" style:parent-style-name="Standard" style:list-style-name="L2">
      <style:text-properties style:text-underline-style="solid" style:text-underline-width="auto" style:text-underline-color="font-color" fo:font-weight="bold" officeooo:rsid="00233efd" officeooo:paragraph-rsid="00233efd" style:font-weight-asian="bold" style:font-weight-complex="bold"/>
    </style:style>
    <style:style style:name="P34" style:family="paragraph" style:parent-style-name="Standard" style:list-style-name="L5">
      <style:text-properties officeooo:rsid="002095dd" officeooo:paragraph-rsid="002095dd"/>
    </style:style>
    <style:style style:name="P35" style:family="paragraph" style:parent-style-name="Standard" style:list-style-name="L2">
      <style:text-properties officeooo:rsid="00233efd" officeooo:paragraph-rsid="00233efd"/>
    </style:style>
    <style:style style:name="P36" style:family="paragraph" style:parent-style-name="Standard" style:list-style-name="L2">
      <style:text-properties officeooo:rsid="0025716a" officeooo:paragraph-rsid="0025716a"/>
    </style:style>
    <style:style style:name="P37" style:family="paragraph" style:parent-style-name="Standard" style:list-style-name="L5">
      <style:text-properties officeooo:rsid="00270010" officeooo:paragraph-rsid="00270010"/>
    </style:style>
    <style:style style:name="P38" style:family="paragraph" style:parent-style-name="Standard" style:list-style-name="L5">
      <style:text-properties officeooo:rsid="00281c32" officeooo:paragraph-rsid="00281c32"/>
    </style:style>
    <style:style style:name="P39" style:family="paragraph" style:parent-style-name="Standard" style:list-style-name="L5">
      <style:text-properties officeooo:rsid="0028f965" officeooo:paragraph-rsid="0028f965"/>
    </style:style>
    <style:style style:name="P40" style:family="paragraph" style:parent-style-name="Standard" style:list-style-name="L5">
      <style:text-properties officeooo:rsid="0028f965" officeooo:paragraph-rsid="002b34f9"/>
    </style:style>
    <style:style style:name="P41" style:family="paragraph" style:parent-style-name="Standard" style:list-style-name="L5">
      <style:text-properties officeooo:rsid="0028fc29" officeooo:paragraph-rsid="0028fc29"/>
    </style:style>
    <style:style style:name="P42" style:family="paragraph" style:parent-style-name="Standard" style:list-style-name="L5">
      <style:text-properties officeooo:rsid="002b34f9" officeooo:paragraph-rsid="002b34f9"/>
    </style:style>
    <style:style style:name="P43" style:family="paragraph" style:parent-style-name="Standard" style:list-style-name="L5">
      <style:text-properties officeooo:rsid="002b8331" officeooo:paragraph-rsid="002b8331"/>
    </style:style>
    <style:style style:name="P44" style:family="paragraph" style:parent-style-name="Standard" style:list-style-name="L2">
      <style:text-properties officeooo:rsid="002b8331" officeooo:paragraph-rsid="002b8331"/>
    </style:style>
    <style:style style:name="P45" style:family="paragraph" style:parent-style-name="Standard">
      <style:paragraph-properties fo:text-align="start" style:justify-single-word="false" fo:break-before="page"/>
      <style:text-properties officeooo:paragraph-rsid="00215c76"/>
    </style:style>
    <style:style style:name="T1" style:family="text">
      <style:text-properties officeooo:rsid="00130d4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1efe" style:font-weight-asian="bold" style:font-weight-complex="bold"/>
    </style:style>
    <style:style style:name="T4" style:family="text">
      <style:text-properties fo:font-weight="bold" officeooo:rsid="001cc56a" style:font-weight-asian="bold" style:font-weight-complex="bold"/>
    </style:style>
    <style:style style:name="T5" style:family="text">
      <style:text-properties fo:font-weight="bold" officeooo:rsid="001be6a4" style:font-weight-asian="bold" style:font-weight-complex="bold"/>
    </style:style>
    <style:style style:name="T6" style:family="text">
      <style:text-properties fo:font-weight="bold" officeooo:rsid="001dc235" style:font-weight-asian="bold" style:font-weight-complex="bold"/>
    </style:style>
    <style:style style:name="T7" style:family="text">
      <style:text-properties fo:font-weight="bold" officeooo:rsid="0020337e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be6a4"/>
    </style:style>
    <style:style style:name="T10" style:family="text">
      <style:text-properties officeooo:rsid="00104533"/>
    </style:style>
    <style:style style:name="T11" style:family="text">
      <style:text-properties officeooo:rsid="001cc56a"/>
    </style:style>
    <style:style style:name="T12" style:family="text">
      <style:text-properties officeooo:rsid="0018be02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cc56a" style:font-style-asian="italic" style:font-style-complex="italic"/>
    </style:style>
    <style:style style:name="T15" style:family="text">
      <style:text-properties fo:font-style="italic" officeooo:rsid="001dc235" style:font-style-asian="italic" style:font-style-complex="italic"/>
    </style:style>
    <style:style style:name="T16" style:family="text">
      <style:text-properties fo:font-style="italic" officeooo:rsid="002095dd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be6a4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cc56a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0337e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officeooo:rsid="001ec859" style:font-style-asian="italic" style:font-style-complex="italic"/>
    </style:style>
    <style:style style:name="T22" style:family="text">
      <style:text-properties fo:font-style="italic" style:text-underline-style="none" officeooo:rsid="001dc235" style:font-style-asian="italic" style:font-style-complex="italic"/>
    </style:style>
    <style:style style:name="T23" style:family="text">
      <style:text-properties fo:font-style="italic" style:text-underline-style="none" officeooo:rsid="00233efd" style:font-style-asian="italic" style:font-style-complex="italic"/>
    </style:style>
    <style:style style:name="T24" style:family="text">
      <style:text-properties fo:font-style="italic" style:text-underline-style="none" officeooo:rsid="00270010" style:font-style-asian="italic" style:font-style-complex="italic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1be6a4"/>
    </style:style>
    <style:style style:name="T27" style:family="text">
      <style:text-properties style:text-underline-style="solid" style:text-underline-width="auto" style:text-underline-color="font-color" fo:font-weight="bold" officeooo:rsid="001dc235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officeooo:rsid="001dc235"/>
    </style:style>
    <style:style style:name="T2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01dc235"/>
    </style:style>
    <style:style style:name="T32" style:family="text">
      <style:text-properties style:text-underline-style="none" officeooo:rsid="001ec859"/>
    </style:style>
    <style:style style:name="T33" style:family="text">
      <style:text-properties style:text-underline-style="none" fo:font-weight="bold" style:font-weight-asian="bold" style:font-weight-complex="bold"/>
    </style:style>
    <style:style style:name="T34" style:family="text">
      <style:text-properties style:text-underline-style="none" fo:font-weight="normal" style:font-weight-asian="normal" style:font-weight-complex="normal"/>
    </style:style>
    <style:style style:name="T35" style:family="text">
      <style:text-properties style:text-underline-style="none" fo:font-weight="normal" officeooo:rsid="002095dd" style:font-weight-asian="normal" style:font-weight-complex="normal"/>
    </style:style>
    <style:style style:name="T36" style:family="text">
      <style:text-properties style:text-underline-style="none" officeooo:rsid="00233efd"/>
    </style:style>
    <style:style style:name="T37" style:family="text">
      <style:text-properties style:text-underline-style="none" officeooo:rsid="00259525"/>
    </style:style>
    <style:style style:name="T38" style:family="text">
      <style:text-properties officeooo:rsid="001dc235"/>
    </style:style>
    <style:style style:name="T39" style:family="text">
      <style:text-properties fo:font-style="normal" officeooo:rsid="002095dd" style:font-style-asian="normal" style:font-style-complex="normal"/>
    </style:style>
    <style:style style:name="T40" style:family="text">
      <style:text-properties fo:font-style="normal" style:text-underline-style="none" style:font-style-asian="normal" style:font-style-complex="normal"/>
    </style:style>
    <style:style style:name="T41" style:family="text">
      <style:text-properties fo:font-style="normal" style:text-underline-style="none" officeooo:rsid="001ec859" style:font-style-asian="normal" style:font-style-complex="normal"/>
    </style:style>
    <style:style style:name="T42" style:family="text">
      <style:text-properties fo:font-style="normal" style:text-underline-style="none" officeooo:rsid="00104533" style:font-style-asian="normal" style:font-style-complex="normal"/>
    </style:style>
    <style:style style:name="T43" style:family="text">
      <style:text-properties fo:font-style="normal" style:text-underline-style="none" officeooo:rsid="001dc235" style:font-style-asian="normal" style:font-style-complex="normal"/>
    </style:style>
    <style:style style:name="T44" style:family="text">
      <style:text-properties fo:font-style="normal" style:text-underline-style="none" officeooo:rsid="0024d8fd" style:font-style-asian="normal" style:font-style-complex="normal"/>
    </style:style>
    <style:style style:name="T45" style:family="text">
      <style:text-properties fo:font-style="normal" style:text-underline-style="none" officeooo:rsid="0023404f" style:font-style-asian="normal" style:font-style-complex="normal"/>
    </style:style>
    <style:style style:name="T46" style:family="text">
      <style:text-properties fo:font-style="normal" style:text-underline-style="none" officeooo:rsid="00259525" style:font-style-asian="normal" style:font-style-complex="normal"/>
    </style:style>
    <style:style style:name="T47" style:family="text">
      <style:text-properties fo:font-style="normal" style:text-underline-style="none" officeooo:rsid="00270010" style:font-style-asian="normal" style:font-style-complex="normal"/>
    </style:style>
    <style:style style:name="T48" style:family="text">
      <style:text-properties fo:font-style="normal" style:text-underline-style="none" officeooo:rsid="00282183" style:font-style-asian="normal" style:font-style-complex="normal"/>
    </style:style>
    <style:style style:name="T49" style:family="text">
      <style:text-properties fo:font-style="normal" style:text-underline-style="none" officeooo:rsid="0028fc29" style:font-style-asian="normal" style:font-style-complex="normal"/>
    </style:style>
    <style:style style:name="T50" style:family="text">
      <style:text-properties fo:font-style="normal" style:text-underline-style="none" officeooo:rsid="002a8501" style:font-style-asian="normal" style:font-style-complex="normal"/>
    </style:style>
    <style:style style:name="T51" style:family="text">
      <style:text-properties fo:font-style="normal" style:text-underline-style="none" officeooo:rsid="002b34f9" style:font-style-asian="normal" style:font-style-complex="normal"/>
    </style:style>
    <style:style style:name="T52" style:family="text">
      <style:text-properties fo:font-style="normal" style:text-underline-style="solid" style:text-underline-width="auto" style:text-underline-color="font-color" fo:font-weight="normal" officeooo:rsid="001be6a4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solid" style:text-underline-width="auto" style:text-underline-color="font-color" fo:font-weight="normal" officeooo:rsid="001cc56a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solid" style:text-underline-width="auto" style:text-underline-color="font-color" officeooo:rsid="001cc56a" style:font-style-asian="normal" style:font-style-complex="normal"/>
    </style:style>
    <style:style style:name="T55" style:family="text">
      <style:text-properties fo:font-style="normal" style:text-underline-style="solid" style:text-underline-width="auto" style:text-underline-color="font-color" officeooo:rsid="00113759" style:font-style-asian="normal" style:font-style-complex="normal"/>
    </style:style>
    <style:style style:name="T56" style:family="text">
      <style:text-properties fo:font-style="normal" style:text-underline-style="solid" style:text-underline-width="auto" style:text-underline-color="font-color" officeooo:rsid="001dc235" style:font-style-asian="normal" style:font-style-complex="normal"/>
    </style:style>
    <style:style style:name="T57" style:family="text">
      <style:text-properties fo:font-style="normal" style:text-underline-style="solid" style:text-underline-width="auto" style:text-underline-color="font-color" officeooo:rsid="00270010" style:font-style-asian="normal" style:font-style-complex="normal"/>
    </style:style>
    <style:style style:name="T58" style:family="text">
      <style:text-properties officeooo:rsid="001ec859"/>
    </style:style>
    <style:style style:name="T59" style:family="text">
      <style:text-properties officeooo:rsid="0020337e"/>
    </style:style>
    <style:style style:name="T60" style:family="text">
      <style:text-properties officeooo:rsid="00233efd"/>
    </style:style>
    <style:style style:name="T61" style:family="text">
      <style:text-properties officeooo:rsid="0024d8fd"/>
    </style:style>
    <style:style style:name="T62" style:family="text">
      <style:text-properties officeooo:rsid="002595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/>
      <text:p text:style-name="P29">(Chapter1)</text:p>
      <text:list xml:id="list599967136" text:style-name="L2">
        <text:list-item>
          <text:p text:style-name="P7"><text:span text:style-name="T60">Bottom up approach</text:span></text:p>
          <text:list>
            <text:list-item>
              <text:p text:style-name="P7"><text:span text:style-name="T60">Networking among c</text:span>omputer<text:span text:style-name="T60">s</text:span> <text:span text:style-name="T9">require “Openness”</text:span></text:p>
              <text:list>
                <text:list-item>
                  <text:p text:style-name="P7"><text:span text:style-name="T9">Initial question was how </text:span>manufacturers <text:span text:style-name="T60">which aren’t interoperable/compatible</text:span></text:p>
                </text:list-item>
                <text:list-item>
                  <text:p text:style-name="P35">Creating the first networks, with ARPANET and Defense (military) also University </text:p>
                </text:list-item>
                <text:list-item>
                  <text:p text:style-name="P35">The networks grew to become the Internet (capital I)</text:p>
                </text:list-item>
                <text:list-item>
                  <text:p text:style-name="P35">The internet (lower case) requires having protocols in place for communications</text:p>
                </text:list-item>
              </text:list>
            </text:list-item>
            <text:list-item>
              <text:p text:style-name="P35">The bottom up approach is very detailed and taxing on the amount of knowledge required to replicate some of the early and later advances in communication paradigms, as well</text:p>
            </text:list-item>
            <text:list-item>
              <text:p text:style-name="P33">CS70 is a combination of this approach and the top down.</text:p>
            </text:list-item>
          </text:list>
        </text:list-item>
        <text:list-item>
          <text:p text:style-name="P35">Top Down Approach – James Kurose and Keith Ross</text:p>
          <text:list>
            <text:list-item>
              <text:p text:style-name="P35">Networks and Internet: <text:s/></text:p>
              <text:list>
                <text:list-item>
                  <text:p text:style-name="P35">Application Program Interface <text:span text:style-name="T62">(Chapter 2)</text:span></text:p>
                </text:list-item>
                <text:list-item>
                  <text:p text:style-name="P35">Internet Protocol Stack <text:span text:style-name="T62">(Chapters 2-5)</text:span></text:p>
                  <text:list>
                    <text:list-item>
                      <text:p text:style-name="P44">Switched LAN Section 5.4</text:p>
                    </text:list-item>
                  </text:list>
                </text:list-item>
                <text:list-item>
                  <text:p text:style-name="P18"><text:span text:style-name="T60">Abstract views of network</text:span></text:p>
                </text:list-item>
                <text:list-item>
                  <text:p text:style-name="P19"><text:span text:style-name="T60">Issues with </text:span><text:span text:style-name="T27">Delay, Loss and Throughput in networks</text:span></text:p>
                </text:list-item>
              </text:list>
            </text:list-item>
            <text:list-item>
              <text:p text:style-name="P19"><text:span text:style-name="T36">Digging in </text:span><text:span text:style-name="T23">further</text:span></text:p>
              <text:list>
                <text:list-item>
                  <text:p text:style-name="P17"><text:span text:style-name="T13">What are the pieces of equipment that make networks/networking possible?</text:span></text:p>
                  <text:list>
                    <text:list-item>
                      <text:p text:style-name="P27">Typical/Traditional: <text:s/>Hosts, Server, Router, Modems and LL-switches</text:p>
                    </text:list-item>
                    <text:list-item>
                      <text:p text:style-name="P27">Other more modern: like a Wireless Base Station, Cell-Tower, or even Mobile Phone</text:p>
                    </text:list-item>
                    <text:list-item>
                      <text:p text:style-name="P27">These can be divided into categories: <text:s/>End-systems vs. <text:s/>Communication links.</text:p>
                    </text:list-item>
                    <text:list-item>
                      <text:p text:style-name="P27"><text:span text:style-name="T61">Equipment for forwarding packets over a network are known as </text:span>Packet switch<text:span text:style-name="T61">es:</text:span></text:p>
                      <text:list>
                        <text:list-item>
                          <text:list>
                            <text:list-item>
                              <text:p text:style-name="P27">Routers</text:p>
                            </text:list-item>
                            <text:list-item>
                              <text:p text:style-name="P28">Link-layer switche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0"><text:span text:style-name="T44">More about Physical media/</text:span><text:span text:style-name="T45">Communication Links: </text:span><text:span text:style-name="T44">required cable, copper wire, fiber, radio waves, etc.</text:span></text:p>
                </text:list-item>
                <text:list-item>
                  <text:p text:style-name="P36"><text:span text:style-name="T44">T</text:span><text:span text:style-name="T40">iers of networks making up the internet: upper tier and lower tier, for ISP</text:span></text:p>
                  <text:list>
                    <text:list-item>
                      <text:p text:style-name="P36"><text:span text:style-name="T40">ISPs themselves need to use the same protocols like IP in addition to other conventions like naming and addressing</text:span></text:p>
                    </text:list-item>
                    <text:list-item>
                      <text:p text:style-name="P36"><text:span text:style-name="T40">Content providers, end-users and ISPs all have to share the same Internet</text:span></text:p>
                    </text:list-item>
                  </text:list>
                </text:list-item>
                <text:list-item>
                  <text:p text:style-name="P36"><text:span text:style-name="T40">IETF documents RFC (requests for comments) currently numbering 6000 (for protocols)</text:span></text:p>
                </text:list-item>
                <text:list-item>
                  <text:p text:style-name="P36"><text:span text:style-name="T40">IEEE manages the standards for certain link layer like Ethernet and WiFi standards</text:span></text:p>
                </text:list-item>
              </text:list>
            </text:list-item>
            <text:list-item>
              <text:p text:style-name="P36"><text:span text:style-name="T40">Network Applications </text:span><text:span text:style-name="T46">(Chapter 2)</text:span></text:p>
              <text:list>
                <text:list-item>
                  <text:p text:style-name="P36"><text:span text:style-name="T40">An alternative definition of the internet as a platform for applications (end-systems communicating in what are commonly referred to as distributed applications bec they make use of many end systems for exchanges of data)</text:span></text:p>
                </text:list-item>
                <text:list-item>
                  <text:p text:style-name="P36"><text:span text:style-name="T40">API is the way that end systems do this</text:span></text:p>
                </text:list-item>
                <text:list-item>
                  <text:p text:style-name="P36"><text:span text:style-name="T40"/></text:p>
                </text:list-item>
              </text:list>
            </text:list-item>
          </text:list>
        </text:list-item>
        <text:list-item>
          <text:p text:style-name="P20"><text:span text:style-name="T26">N</text:span><text:span text:style-name="T28">etwork Protocols</text:span><text:span text:style-name="T31">: <text:s/></text:span><text:span text:style-name="T32">communication protocols</text:span></text:p>
        </text:list-item>
      </text:list>
      <text:list xml:id="list6395113" text:style-name="L5">
        <text:list-item>
          <text:list>
            <text:list-item>
              <text:p text:style-name="P25"><text:span text:style-name="T32">P</text:span><text:span text:style-name="T30">rotocols need to be inter-operable to be effective. <text:s/>(Standards made for this reason)</text:span></text:p>
            </text:list-item>
            <text:list-item>
              <text:p text:style-name="P24"><text:span text:style-name="T31">Also, protocols </text:span><text:span text:style-name="T32">require </text:span><text:span text:style-name="T31">hardware/software </text:span><text:span text:style-name="T32">to </text:span><text:span text:style-name="T37">be </text:span><text:span text:style-name="T31">implement</text:span><text:span text:style-name="T37">able</text:span><text:span text:style-name="T31">.</text:span></text:p>
              <text:list>
                <text:list-item>
                  <text:p text:style-name="P30"><text:span text:style-name="T37">E.g. </text:span><text:span text:style-name="T30">Application layer (</text:span><text:span text:style-name="T33">HTTP</text:span><text:span text:style-name="T30">, </text:span><text:span text:style-name="T33">SMTP</text:span><text:span text:style-name="T30">) </text:span><text:span text:style-name="T37">is </text:span><text:span text:style-name="T30">implemented in </text:span><text:span text:style-name="T25">software </text:span><text:span text:style-name="T30">on end systems </text:span><text:span text:style-name="T37">and </text:span><text:span text:style-name="T30">Physical layer </text:span><text:span text:style-name="T37">routing protocols are </text:span><text:span text:style-name="T30">implemented thru </text:span><text:span text:style-name="T33">a network interface card </text:span><text:span text:style-name="T30">(</text:span><text:span text:style-name="T37">a </text:span><text:span text:style-name="T30">piece of </text:span><text:span text:style-name="T25">hardware</text:span><text:span text:style-name="T30">)</text:span></text:p>
                </text:list-item>
              </text:list>
            </text:list-item>
            <text:list-item>
              <text:p text:style-name="P24"><text:span text:style-name="T21">E</text:span><text:span text:style-name="T22">ach layer </text:span><text:span text:style-name="T43">relies on </text:span><text:span text:style-name="T57">those </text:span><text:span text:style-name="T56">below it</text:span><text:span text:style-name="T43"> </text:span><text:span text:style-name="T47">a</text:span><text:span text:style-name="T24">nd each is associated with a </text:span><text:span text:style-name="T21">specific </text:span><text:span text:style-name="T41">layer in the model.</text:span></text:p>
              <text:list>
                <text:list-item>
                  <text:p text:style-name="P37"><text:soft-page-break/><text:span text:style-name="T41">E.</text:span><text:span text:style-name="T40">g. IP protocol is a network layer protocol, and SMTP (email) is a application layer protocol.</text:span></text:p>
                </text:list-item>
                <text:list-item>
                  <text:p text:style-name="P37"><text:span text:style-name="T40">E.g. Hardware-implemented protocol controls flow of bits across a medium would be physical layer. <text:s/>*Data link deals with how the entire frame is controlled during transmission.</text:span></text:p>
                </text:list-item>
              </text:list>
            </text:list-item>
            <text:list-item>
              <text:p text:style-name="P37"><text:span text:style-name="T40">Protocols range from simple to complex, and can be used accomplish a wide variety of tasks</text:span></text:p>
            </text:list-item>
            <text:list-item>
              <text:p text:style-name="P37"><text:span text:style-name="T40">Network edge – end systems interacting with The Internet</text:span></text:p>
              <text:list>
                <text:list-item>
                  <text:p text:style-name="P38"><text:span text:style-name="T40">Includes the desktop computers, servers, and mobile computers, and IoT</text:span></text:p>
                </text:list-item>
                <text:list-item>
                  <text:p text:style-name="P38"><text:span text:style-name="T40">End systems running applications like Web Browser (client), Web Application (server)</text:span></text:p>
                </text:list-item>
                <text:list-item>
                  <text:p text:style-name="P38"><text:span text:style-name="T40">Hosts can generally fit the client-server model, with powerful data centers providing much of the access to servers, e.g. A Google data center has 100,000 servers. </text:span><text:span text:style-name="T48">50</text:span><text:span text:style-name="T40"> centers.</text:span></text:p>
                </text:list-item>
                <text:list-item>
                  <text:p text:style-name="P39"><text:span text:style-name="T40">Access Network </text:span><text:span text:style-name="T51">is </text:span><text:span text:style-name="T40">the first step outside of the local area connection </text:span><text:span text:style-name="T51">in other words </text:span><text:span text:style-name="T40">between local end-system and the ultimate destination to be reached</text:span></text:p>
                  <text:list>
                    <text:list-item>
                      <text:p text:style-name="P40"><text:span text:style-name="T40">DSL </text:span><text:span text:style-name="T51">or Cable connections are </text:span><text:span text:style-name="T40">good example of a Access Network</text:span></text:p>
                    </text:list-item>
                    <text:list-item>
                      <text:p text:style-name="P39"><text:span text:style-name="T40">How a telephone wire does this is by “channels” on the wire (</text:span><text:span text:style-name="T50">multiplexing</text:span><text:span text:style-name="T40">)</text:span></text:p>
                      <text:list>
                        <text:list-item>
                          <text:p text:style-name="P39"><text:span text:style-name="T40">The download channel is the largest </text:span><text:span text:style-name="T49">(almost 1MHz)</text:span></text:p>
                        </text:list-item>
                        <text:list-item>
                          <text:p text:style-name="P39"><text:span text:style-name="T40">The upload channel is next </text:span><text:span text:style-name="T49">(about 46kHz)</text:span></text:p>
                        </text:list-item>
                        <text:list-item>
                          <text:p text:style-name="P41"><text:span text:style-name="T40">And the voice channel is the smallest (4kHz)</text:span></text:p>
                        </text:list-item>
                      </text:list>
                    </text:list-item>
                    <text:list-item>
                      <text:p text:style-name="P42"><text:span text:style-name="T40">In Cable setup there is a term for this system which is partially made of fiber optic and coaxial cable so it is known as a hybrid fiber coax (HFC)</text:span></text:p>
                    </text:list-item>
                    <text:list-item>
                      <text:p text:style-name="P42"><text:span text:style-name="T40">DSLAM is the piece of equipment operating at the ISP to do multiplexing and converting analog to digital signals that allows to make use of the previous infrastructure(cable/phones) for all of it.</text:span></text:p>
                    </text:list-item>
                    <text:list-item>
                      <text:p text:style-name="P43"><text:span text:style-name="T40">Maximum rates of downstream for cable are in theory 4x the speed of DSL and upsteam about 15x faster</text:span></text:p>
                      <text:list>
                        <text:list-item>
                          <text:p text:style-name="P43"><text:span text:style-name="T40">However cable is a shared broadcast medium meaning every packet in a typical junction of 500 to 5000 homes is actually going thru a single point</text:span></text:p>
                        </text:list-item>
                      </text:list>
                    </text:list-item>
                    <text:list-item>
                      <text:p text:style-name="P43"><text:span text:style-name="T40">FTTH – fiber to the home</text:span></text:p>
                      <text:list>
                        <text:list-item>
                          <text:p text:style-name="P43"><text:span text:style-name="T40">Direct fiber goes directly from the ISP/provider to the location</text:span></text:p>
                        </text:list-item>
                        <text:list-item>
                          <text:p text:style-name="P43"><text:span text:style-name="T40">In a split fiber network (typically less than 100 homes on one line)</text:span></text:p>
                        </text:list-item>
                        <text:list-item>
                          <text:p text:style-name="P43"><text:span text:style-name="T40"/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7"><text:span text:style-name="T40">Network core – the routing and switching that allows for internet</text:span></text:p>
            </text:list-item>
            <text:list-item>
              <text:p text:style-name="P37"><text:span text:style-name="T40"/></text:p>
            </text:list-item>
          </text:list>
        </text:list-item>
        <text:list-item>
          <text:p text:style-name="P16"><text:span text:style-name="T5">IP Protocol</text:span><text:span text:style-name="T9"> </text:span>(<text:span text:style-name="T52">Network layer </text:span><text:span text:style-name="T53">protocol</text:span><text:span text:style-name="T17">)</text:span></text:p>
          <text:list>
            <text:list-item>
              <text:p text:style-name="P30"><text:span text:style-name="T10">Network specification is a consecutive network of ip addresses</text:span></text:p>
              <text:list>
                <text:list-item>
                  <text:p text:style-name="P30"><text:span text:style-name="T30">Usually written in d</text:span><text:span text:style-name="T10">otted decimal</text:span></text:p>
                  <text:list>
                    <text:list-item>
                      <text:p text:style-name="P31">(<text:span text:style-name="T10">convert</text:span>ing <text:span text:style-name="T10">4 bytes/32-bits into decimal notation</text:span>)</text:p>
                    </text:list-item>
                  </text:list>
                </text:list-item>
              </text:list>
            </text:list-item>
            <text:list-item>
              <text:p text:style-name="P31"><text:span text:style-name="T39">Applying IP Protocol to Communications (of hosts in a network, etc.</text:span><text:span text:style-name="T16">)</text:span></text:p>
              <text:list>
                <text:list-item>
                  <text:p text:style-name="P30">S<text:span text:style-name="T10">ubnet</text:span>ting <text:span text:style-name="T40">–</text:span><text:span text:style-name="T42"> </text:span><text:span text:style-name="T54">Net</text:span><text:span text:style-name="T55">masks </text:span><text:span text:style-name="T13">s</text:span><text:span text:style-name="T11">pecif</text:span>y a <text:span text:style-name="T17">r</text:span><text:span text:style-name="T19">ange of addresses</text:span><text:span text:style-name="T11"> </text:span>and <text:span text:style-name="T14">size of the network</text:span><text:span text:style-name="T11">.</text:span></text:p>
                  <text:list>
                    <text:list-item>
                      <text:p text:style-name="P30">Held in the <text:span text:style-name="T11">routing table for the interface.</text:span></text:p>
                    </text:list-item>
                    <text:list-item>
                      <text:p text:style-name="P32"><text:span text:style-name="T3">Chang</text:span><text:span text:style-name="T2">ing the Netmask in routing table </text:span><text:span text:style-name="T4">and SEE </text:span><text:span text:style-name="T3">what happens.</text:span></text:p>
                    </text:list-item>
                  </text:list>
                </text:list-item>
                <text:list-item>
                  <text:p text:style-name="P30"><text:span text:style-name="T11">Routing – <text:s/>PC makes a decision about the “direction” of packet forwarding</text:span></text:p>
                  <text:list>
                    <text:list-item>
                      <text:p text:style-name="P30"><text:span text:style-name="T11">Networks </text:span>routing rules <text:span text:style-name="T11">stored in a routing table of addresses.</text:span></text:p>
                    </text:list-item>
                    <text:list-item>
                      <text:p text:style-name="P30"><text:span text:style-name="T11">Routes apply subnets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4"><text:span text:style-name="T2">Ethernet </text:span><text:span text:style-name="T8">(</text:span><text:span text:style-name="T29">Data Link layer</text:span><text:span text:style-name="T34">)…….also WiFi</text:span></text:p>
          <text:list>
            <text:list-item>
              <text:p text:style-name="P34">E.g. </text:p>
            </text:list-item>
            <text:list-item>
              <text:p text:style-name="P34"><text:span text:style-name="T1">No routing at the layer. <text:s/></text:span>(<text:span text:style-name="T1">No concept of routes.</text:span>)</text:p>
            </text:list-item>
          </text:list>
        </text:list-item>
        <text:list-item>
          <text:p text:style-name="P14">Transmissions <text:span text:style-name="T8">(</text:span><text:span text:style-name="T29">Physical layer</text:span><text:span text:style-name="T34">)</text:span></text:p>
          <text:list>
            <text:list-item>
              <text:p text:style-name="P14"><text:span text:style-name="T34">Eg. Ethernet can rely on any of these physical mediums to transmit</text:span></text:p>
            </text:list-item>
            <text:list-item>
              <text:p text:style-name="P14"><text:soft-page-break/><text:span text:style-name="T34">Job is to move individual bits from node to node</text:span></text:p>
            </text:list-item>
            <text:list-item>
              <text:p text:style-name="P23"><text:span text:style-name="T35">Specifications: <text:s/>twisted-pair copper wire, fiber optic, </text:span></text:p>
            </text:list-item>
          </text:list>
        </text:list-item>
      </text:list>
      <text:p text:style-name="P12"/>
      <text:p text:style-name="P12">Note:</text:p>
      <text:p text:style-name="P9">voltage traveling on a wire (<text:span text:style-name="T11">one bit at a time is the physical layer, one frame at a time is data link layer)</text:span></text:p>
      <text:p text:style-name="P9"/>
      <text:p text:style-name="P15"/>
      <text:p text:style-name="P1">Routing table is a correspondence between address range and interfaces. </text:p>
      <text:p text:style-name="P3">(Part of the interface configuration)</text:p>
      <text:p text:style-name="P2"/>
      <text:p text:style-name="P4"/>
      <text:p text:style-name="P5"/>
      <text:p text:style-name="P5"><text:span text:style-name="T12">Questions: </text:span></text:p>
      <text:p text:style-name="P5"/>
      <text:list xml:id="list213204355187249" text:continue-list="list599967136" text:style-name="L2">
        <text:list-item>
          <text:list>
            <text:list-header>
              <text:p text:style-name="P21"><text:span text:style-name="T28"/></text:p>
            </text:list-header>
          </text:list>
        </text:list-item>
      </text:list>
      <text:p text:style-name="P22"><text:span text:style-name="T28"/></text:p>
      <text:p text:style-name="P22"><text:span text:style-name="T28"/></text:p>
      <text:p text:style-name="P45"><text:span text:style-name="T28">Internet Protocol Stack</text:span><text:span text:style-name="T38">: <text:s/></text:span></text:p>
      <text:p text:style-name="P22"><text:span text:style-name="T6">Application, Transport, Network, Link, Physical</text:span></text:p>
      <text:p text:style-name="P22"><text:span text:style-name="T6"/></text:p>
      <text:p text:style-name="P22"><text:span text:style-name="T38">*The </text:span><text:span text:style-name="T43">7 layer OSI reference model </text:span><text:span text:style-name="T15">also has </text:span><text:span text:style-name="T38">Presentation and Session layers before Application layer</text:span></text:p>
      <text:p text:style-name="P22"/>
      <text:p text:style-name="P22"/>
      <text:p text:style-name="P22"/>
      <text:p text:style-name="P22"><text:span text:style-name="T38">When </text:span><text:span text:style-name="T15">referring to </text:span><text:span text:style-name="T6">layers of the protocol stack </text:span><text:span text:style-name="T58">(terminology)</text:span></text:p>
      <text:p text:style-name="P22"/>
      <text:p text:style-name="P26"><text:span text:style-name="T20">1.</text:span><text:span text:style-name="T17">Application layer <text:tab/></text:span>= <text:tab/>messages<text:tab/><text:span text:style-name="T59">\</text:span><text:tab/> <text:s text:c="5"/>/<text:tab/><text:tab/><text:tab/><text:tab/></text:p>
      <text:p text:style-name="P13"><text:span text:style-name="T20">2.</text:span><text:span text:style-name="T17">Transport layer<text:tab/></text:span>= <text:tab/>segments<text:tab/> <text:s/><text:span text:style-name="T59">\</text:span><text:tab/> <text:s text:c="3"/>/<text:tab/><text:tab/><text:tab/><text:tab/></text:p>
      <text:p text:style-name="P11"><text:span text:style-name="T20">3.</text:span><text:span text:style-name="T18">Network layer <text:tab/></text:span><text:span text:style-name="T5">= <text:tab/>datagrams</text:span><text:span text:style-name="T2"><text:tab/> <text:s text:c="3"/></text:span><text:span text:style-name="T7">\</text:span><text:span text:style-name="T2"><text:tab/> <text:s/>/ <text:s/><text:tab/><text:tab/><text:tab/><text:tab/></text:span></text:p>
      <text:p text:style-name="P10"><text:span text:style-name="T20">4.</text:span><text:span text:style-name="T17">Data link layer <text:tab/></text:span><text:span text:style-name="T5">= <text:tab/>frames<text:tab/><text:tab/> <text:s text:c="5"/></text:span><text:span text:style-name="T7">\</text:span><text:span text:style-name="T5"><text:tab/>/<text:tab/><text:tab/><text:tab/><text:tab/></text:span></text:p>
      <text:p text:style-name="P10"><text:span text:style-name="T20">5.</text:span><text:span text:style-name="T18">Physical layer <text:tab/></text:span><text:span text:style-name="T5">= <text:tab/>bits<text:tab/><text:tab/> <text:s text:c="7"/></text:span><text:span text:style-name="T7">\ </text:span><text:span text:style-name="T5"><text:tab/><text:tab/><text:tab/><text:tab/><text:tab/></text:span></text:p>
      <text:p text:style-name="P10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09:46:22.386934256</meta:creation-date>
    <dc:date>2018-10-19T21:32:02.987770109</dc:date>
    <meta:editing-duration>P1DT6H16M35S</meta:editing-duration>
    <meta:editing-cycles>19</meta:editing-cycles>
    <meta:generator>LibreOffice/6.0.1.1$Linux_X86_64 LibreOffice_project/00m0$Build-1</meta:generator>
    <meta:document-statistic meta:table-count="0" meta:image-count="0" meta:object-count="0" meta:page-count="4" meta:paragraph-count="95" meta:word-count="1032" meta:character-count="6155" meta:non-whitespace-character-count="5203"/>
  </office:meta>
</office:document-meta>
</file>